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 style:list-style-name="L1">
      <style:text-properties style:font-name="Verdana" fo:font-size="10pt" style:font-size-asian="10pt" style:font-size-complex="10pt"/>
    </style:style>
    <style:style style:name="P7" style:family="paragraph" style:parent-style-name="Standard" style:list-style-name="L2"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08in" fo:text-indent="-0.25in" fo:margin-left="0.600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08in" fo:text-indent="-0.25in" fo:margin-left="0.850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08in" fo:text-indent="-0.25in" fo:margin-left="1.100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08in" fo:text-indent="-0.25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08in" fo:text-indent="-0.25in" fo:margin-left="1.600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08in" fo:text-indent="-0.25in" fo:margin-left="1.850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08in" fo:text-indent="-0.25in" fo:margin-left="2.100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08in" fo:text-indent="-0.25in" fo:margin-left="2.350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08in" fo:text-indent="-0.25in" fo:margin-left="2.600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08in" fo:text-indent="-0.25in" fo:margin-left="2.8508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lunteer and Community Information Hub</text:p>
      <text:p text:style-name="P2">sponsored by “Kauri Coast Promotion Society Inc.”</text:p>
      <text:p text:style-name="P1"/>
      <text:p text:style-name="P1"/>
      <text:p text:style-name="P3">Database Concepts</text:p>
      <text:p text:style-name="P1"/>
      <text:p text:style-name="P3">Groups</text:p>
      <text:p text:style-name="P1">table:grp</text:p>
      <text:p text:style-name="P1">All organisations, teams and groups. <text:s/>This also includes personal groups i.e. family, work, etc. <text:s/>A group is defined by a set of categories (table:tagGroup) i.e. Charity, Sports, Youth, Development, Local Government, Family, Work, etc.</text:p>
      <text:p text:style-name="P1"/>
      <text:p text:style-name="P3">Members</text:p>
      <text:p text:style-name="P1">table:member</text:p>
      <text:p text:style-name="P1">Groups contain Members which are either other groups and/or Users. <text:s/>The purpose of field member.dbTable determines if the primary key pointer member.pk points to either the 'grp' or 'usr' tables.</text:p>
      <text:p text:style-name="P1">Restictions: Members can form a group hierachy, however a group can not exist in it's parent chain.</text:p>
      <text:p text:style-name="P1"/>
      <text:p text:style-name="P3">Persons/Users</text:p>
      <text:p text:style-name="P1">table:usr</text:p>
      <text:p text:style-name="P1">All persons.</text:p>
      <text:p text:style-name="P1"/>
      <text:p text:style-name="P3">Roles</text:p>
      <text:p text:style-name="P1">table:role</text:p>
      <text:p text:style-name="P1">All members must have a role.</text:p>
      <text:list xml:id="list745054099" text:style-name="L1">
        <text:list-item>
          <text:p text:style-name="P6">Roles can change over time.<text:line-break/>Use case:</text:p>
          <text:list>
            <text:list-item>
              <text:p text:style-name="P6">Application for a group membership.<text:line-break/>Note: Personal groups i.e. 'Family' would not require an application process.</text:p>
              <text:list>
                <text:list-item>
                  <text:p text:style-name="P6">Upon application the individual will have an initial role to a group as 'Applicant' which starts on the date of application.</text:p>
                </text:list-item>
                <text:list-item>
                  <text:p text:style-name="P6">Once approved the 'Applicant' record ends and a new record is created for 'Member' starting from the approval date. <text:s/>Any record with a null ends date is current.</text:p>
                </text:list-item>
                <text:list-item>
                  <text:p text:style-name="P6">Should the application be rejected the 'Applicant' is also ended and a 'Membership declined' record is created, this record would also be ended as this would be the normal end of process.</text:p>
                </text:list-item>
              </text:list>
            </text:list-item>
            <text:list-item>
              <text:p text:style-name="P6">Termination of membership.</text:p>
              <text:list>
                <text:list-item>
                  <text:p text:style-name="P6">The ends date for a 'Member' record is entered along with any notes.</text:p>
                </text:list-item>
              </text:list>
            </text:list-item>
          </text:list>
        </text:list-item>
        <text:list-item>
          <text:p text:style-name="P6">Members can have multiple roles within a group.<text:line-break/>Use case:</text:p>
          <text:list>
            <text:list-item>
              <text:p text:style-name="P6">Adding multiple roles.<text:line-break/>For example a community organisation assigns a 'Secretary' and 'Newsletter Editor' to one of it's members. <text:s/>A record is created for both roles with it's starting date.</text:p>
            </text:list-item>
            <text:list-item>
              <text:p text:style-name="P6">A youth group may require certification to run certain events so qualified individuals may have roles like 'Abseiling Instructor level 2', 'Water charge certificate' and 'First Aid'.</text:p>
            </text:list-item>
          </text:list>
        </text:list-item>
      </text:list>
      <text:p text:style-name="P1">An individual is active is there is any role with a null ends date.</text:p>
      <text:p text:style-name="P1">An individual is a member if they have any active member type of role. <text:s/>This will be determined by the type of group/organisation.</text:p>
      <text:p text:style-name="P1">Organisations/Groups as Members</text:p>
      <text:list xml:id="list812825935" text:style-name="L2">
        <text:list-item>
          <text:p text:style-name="P7">????? <text:s/>How to handle?????</text:p>
        </text:list-item>
      </text:list>
      <text:p text:style-name="P1"/>
      <text:p text:style-name="P1"/>
      <text:p text:style-name="P3">Tags</text:p>
      <text:p text:style-name="P1">The ability to add tags/categories/classes to any record. <text:s/>The tagGroup and tagLink define <text:soft-page-break/>what tags can be accessible to various parts of the system. <text:s/>They config the options available.</text:p>
      <text:p text:style-name="P1"/>
      <text:p text:style-name="P1">table:tagGroup</text:p>
      <text:p text:style-name="P1">Define tags/categories in the tags field in JSON ['dog','cat','goldfish'].</text:p>
      <text:p text:style-name="P1">table:tagLink</text:p>
      <text:p text:style-name="P1">Identifies instances i.e. grp=KCPS where a tag group is applicable and whether the system should restict these tag options to this groups defined tags.</text:p>
      <text:p text:style-name="P1"/>
      <text:p text:style-name="P1">table:tag</text:p>
      <text:p text:style-name="P1">These are the specific tags selected for any particulr record. <text:s/>Stores in JSON format ['tag 1','tag 2','tag 3']. <text:s/>The overall max length is VARCHAR(255). <text:s/>Probably will need to change to TEXT field at some stage. <text:s/>At this stage would like to keep the tag/category to a reasonable number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4-05-12T04:58:39</meta:creation-date>
    <dc:date>2014-05-18T20:19:01</dc:date>
    <dc:creator>Joe </dc:creator>
    <meta:editing-duration>PT1H41M16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2" meta:paragraph-count="38" meta:word-count="467" meta:character-count="2904" meta:non-whitespace-character-count="2473"/>
  </office:meta>
</office:document-meta>
</file>